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301cm" fo:page-height="25.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20:29:33.309000000</meta:creation-date>
    <dc:date>2023-09-25T20:33:37.435000000</dc:date>
    <meta:editing-duration>PT4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